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2cm" fo:min-width="3.532cm"/>
    </style:style>
    <style:style style:name="gr2" style:family="graphic" style:parent-style-name="standard">
      <style:graphic-properties draw:textarea-horizontal-align="justify" draw:textarea-vertical-align="middle" draw:auto-grow-height="false" fo:min-height="3.71cm" fo:min-width="4.662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5.7cm" svg:height="4.2cm" svg:x="3.2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3cm" svg:height="5.6cm" svg:x="3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05cm" svg:y1="7.3cm" svg:x2="7.05cm" svg:y2="9.9cm" draw:start-shape="id1" draw:start-glue-point="8" draw:end-shape="id2" svg:d="M6050 7300v1301h1000v1299" svg:viewBox="0 0 100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14:44:01.215900406</meta:creation-date>
    <dc:date>2018-07-15T14:45:14.338626912</dc:date>
    <meta:editing-duration>PT1M15S</meta:editing-duration>
    <meta:editing-cycles>1</meta:editing-cycles>
    <meta:document-statistic meta:object-count="3"/>
    <meta:generator>LibreOffice/5.1.6.2$Linux_X86_64 LibreOffice_project/10m0$Build-2</meta:generator>
  </office:meta>
</office:document-meta>
</file>